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Gentium Basic" svg:font-family="'Gentium Basic'" style:font-pitch="variable"/>
    <style:font-face style:name="Gentium Basic1" svg:font-family="'Gentium Basic'" style:font-adornments="Regular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draw:fill="solid" draw:fill-color="#000000" draw:textarea-horizontal-align="justify" draw:textarea-vertical-align="middle" draw:auto-grow-height="false" fo:min-height="11.815cm" fo:min-width="27.5cm" loext:decorative="false"/>
    </style:style>
    <style:style style:name="pr1" style:family="presentation" style:parent-style-name="Default-title">
      <style:graphic-properties draw:auto-grow-height="true" fo:min-height="12.5cm" loext:decorative="false"/>
      <style:paragraph-properties style:writing-mode="lr-tb"/>
    </style:style>
    <style:style style:name="pr2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3" style:family="presentation" style:parent-style-name="Default-title">
      <style:graphic-properties fo:min-height="2.257cm" loext:decorative="false"/>
      <style:paragraph-properties style:writing-mode="lr-tb"/>
    </style:style>
    <style:style style:name="pr4" style:family="presentation" style:parent-style-name="Default-outline1" style:list-style-name="L2">
      <style:graphic-properties fo:min-height="10.065cm" loext:decorative="false"/>
      <style:paragraph-properties style:writing-mode="lr-tb"/>
    </style:style>
    <style:style style:name="pr5" style:family="presentation" style:parent-style-name="Default-notes">
      <style:graphic-properties draw:fill-color="#ffffff" draw:auto-grow-height="true" fo:min-height="13.364cm" loext:decorative="false"/>
      <style:paragraph-properties style:writing-mode="lr-tb"/>
    </style:style>
    <style:style style:name="pr6" style:family="presentation" style:parent-style-name="Default-title">
      <style:graphic-properties draw:auto-grow-height="true" fo:min-height="13.5cm" loext:decorative="false"/>
      <style:paragraph-properties style:writing-mode="lr-tb"/>
    </style:style>
    <style:style style:name="pr7" style:family="presentation" style:parent-style-name="Default-title">
      <style:graphic-properties draw:auto-grow-height="true" fo:min-height="2.257cm" loext:decorative="false"/>
      <style:paragraph-properties style:writing-mode="lr-tb"/>
    </style:style>
    <style:style style:name="pr8" style:family="presentation" style:parent-style-name="Default-outline1">
      <style:graphic-properties fo:min-height="10.065cm" loext:decorative="false"/>
      <style:paragraph-properties style:writing-mode="lr-tb"/>
    </style:style>
    <style:style style:name="P1" style:family="paragraph">
      <style:text-properties fo:font-size="60pt" style:font-size-asian="72pt" style:font-size-complex="72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</style:style>
    <style:style style:name="P5" style:family="paragraph">
      <style:text-properties fo:font-size="66pt" style:font-size-asian="80pt" style:font-size-complex="80pt"/>
    </style:style>
    <style:style style:name="P6" style:family="paragraph">
      <style:text-properties fo:font-size="127.800003051758pt" style:font-size-asian="154.699996948242pt" style:font-size-complex="154.699996948242pt"/>
    </style:style>
    <style:style style:name="P7" style:family="paragraph">
      <style:paragraph-properties fo:margin-left="0cm" fo:margin-right="0cm" fo:margin-top="0.5cm" fo:margin-bottom="0cm" fo:text-indent="0cm"/>
    </style:style>
    <style:style style:name="P8" style:family="paragraph">
      <style:paragraph-properties fo:margin-left="0cm" fo:margin-right="0cm" fo:margin-top="0.4cm" fo:margin-bottom="0cm" fo:text-indent="0cm"/>
      <style:text-properties fo:hyphenate="false" loext:hyphenation-no-caps="false" loext:hyphenation-no-last-word="false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style:text-properties fo:font-size="116.199996948242pt" style:font-size-asian="140.600006103516pt" style:font-size-complex="140.600006103516pt"/>
    </style:style>
    <style:style style:name="T1" style:family="text">
      <style:text-properties fo:font-size="60pt" style:font-size-asian="72pt" style:font-size-complex="72pt"/>
    </style:style>
    <style:style style:name="T2" style:family="text">
      <style:text-properties fo:font-size="66pt" style:font-size-asian="80pt" style:font-size-complex="80pt"/>
    </style:style>
    <style:style style:name="T3" style:family="text">
      <style:text-properties fo:font-size="127.800003051758pt" style:font-size-asian="154.699996948242pt" style:font-size-complex="154.69999694824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Gentium Basic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Gentium Basic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16.199996948242pt" style:font-size-asian="140.600006103516pt" style:font-size-complex="140.6000061035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↳">
        <style:list-level-properties text:space-before="1.5cm" text:min-label-width="0.9cm"/>
        <style:text-properties fo:font-family="OpenSymbol" style:font-style-name="Regular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12.5cm" svg:x="1.4cm" svg:y="1.5cm" presentation:class="title" presentation:user-transformed="true">
          <draw:text-box>
            <text:p><text:span text:style-name="T1">Atelier</text:span><text:span text:style-name="T1"><text:line-break/></text:span><text:span text:style-name="T1">Spiele programmieren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Ablauf</text:p>
          </draw:text-box>
        </draw:frame>
        <draw:frame presentation:style-name="pr4" draw:text-style-name="P3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3"><text:s/>Vorstellung</text:p>
              </text:list-item>
              <text:list-item>
                <text:p text:style-name="P3"><text:s/>Atelieraufbau</text:p>
              </text:list-item>
              <text:list-item>
                <text:p text:style-name="P3"><text:s/>Odenwilusenz</text:p>
              </text:list-item>
              <text:list-item>
                <text:p text:style-name="P3"><text:s/>Pause</text:p>
              </text:list-item>
              <text:list-item>
                <text:p text:style-name="P3"><text:s/>Nachforschungen anstellen</text:p>
              </text:list-item>
              <text:list-item>
                <text:p text:style-name="P3"><text:s/>Beobachtungen Zusammentragen</text:p>
              </text:list-item>
              <text:list-item>
                <text:p text:style-name="P3"><text:s/>Rekapitulieren</text:p>
              </text:list-item>
              <text:list-item>
                <text:p text:style-name="P3"><text:s/>Tschau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6" draw:text-style-name="P5" draw:layer="layout" svg:width="25.199cm" svg:height="13.5cm" svg:x="1.4cm" svg:y="1cm" presentation:class="title" presentation:user-transformed="true">
          <draw:text-box>
            <text:p><text:span text:style-name="T2">VORSTELLUNGSRUND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57cm" svg:x="1.4cm" svg:y="1cm" presentation:class="title">
          <draw:text-box>
            <text:p>Atelieraufbau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3">
              <text:list-item>
                <text:p text:style-name="P3"><text:s/>Vorstellung Tagesthema</text:p>
              </text:list-item>
              <text:list-item>
                <text:p text:style-name="P3"><text:s/>Arbeitsplätze einrichten</text:p>
              </text:list-item>
              <text:list-item>
                <text:p text:style-name="P3"><text:s/>Ausarbeitung</text:p>
              </text:list-item>
              <text:list-item>
                <text:p text:style-name="P3"><text:s/>Pause</text:p>
              </text:list-item>
              <text:list-item>
                <text:p text:style-name="P3"><text:s/>Ausarbeitung</text:p>
              </text:list-item>
              <text:list-item>
                <text:p text:style-name="P3"><text:s/>Rekapitulation</text:p>
              </text:list-item>
              <text:list-item>
                <text:p text:style-name="P3"><text:s/>Aufräumen</text:p>
              </text:list-item>
              <text:list-item>
                <text:p text:style-name="P3"><text:s/>Mümpfeli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Odenwilusenz Verein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4">
              <text:list-item>
                <text:p>Bastelverein</text:p>
              </text:list-item>
              <text:list-item>
                <text:p>Werkzeuge</text:p>
              </text:list-item>
              <text:list-item>
                <text:p>Maschienen</text:p>
              </text:list-item>
              <text:list-item>
                <text:p>Open Hackerspac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6" draw:text-style-name="P6" draw:layer="layout" svg:width="25.199cm" svg:height="13.5cm" svg:x="1.4cm" svg:y="1cm" presentation:class="title" presentation:user-transformed="true">
          <draw:text-box>
            <text:p><text:span text:style-name="T3">PAUS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57cm" svg:x="1.4cm" svg:y="1cm" presentation:class="title">
          <draw:text-box>
            <text:p>Nachforschungen anstellen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5">
              <text:list-item>
                <text:p text:style-name="P7"><text:span text:style-name="T4">Verschiedenste Spiele Spielen</text:span></text:p>
              </text:list-item>
              <text:list-item>
                <text:p text:style-name="P7"><text:span text:style-name="T4">Elemente erkennen und Aufschreiben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Level, Spieler, Leben, Controller</text:span></text:p>
                  </text:list-item>
                </text:list>
              </text:list-item>
            </text:list>
            <text:list text:style-name="L5">
              <text:list-item>
                <text:p text:style-name="P9">Am schluss werden diese Zusammengetrag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Beobachtungen zusammentragen</text:p>
          </draw:text-box>
        </draw:frame>
        <draw:frame presentation:style-name="pr8" draw:layer="layout" svg:width="25.199cm" svg:height="10.315cm" svg:x="1.4cm" svg:y="3.685cm" presentation:class="outline" presentation:placeholder="true" presentation:user-transformed="true">
          <draw:text-box/>
        </draw:frame>
        <draw:custom-shape draw:style-name="gr2" draw:text-style-name="P10" draw:layer="layout" svg:width="28cm" svg:height="12.065cm" svg:x="0cm" svg:y="3.6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2.257cm" svg:x="1.4cm" svg:y="1cm" presentation:class="title">
          <draw:text-box>
            <text:p>Rekapitulieren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4">
              <text:list-item>
                <text:p>Kennengelernt</text:p>
              </text:list-item>
              <text:list-item>
                <text:p>Atelier Struktur kennengelernt</text:p>
              </text:list-item>
              <text:list-item>
                <text:p>Spiele Analysier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257cm" svg:x="1.4cm" svg:y="1cm" presentation:class="title">
          <draw:text-box>
            <text:p>Nächstes Mal</text:p>
          </draw:text-box>
        </draw:frame>
        <draw:frame presentation:style-name="pr8" draw:layer="layout" svg:width="25.199cm" svg:height="10.315cm" svg:x="1.4cm" svg:y="3.685cm" presentation:class="outline">
          <draw:text-box>
            <text:list text:style-name="L4">
              <text:list-item>
                <text:p>Stick mit 4GB</text:p>
              </text:list-item>
              <text:list-item>
                <text:p>Heft für Notiz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>
        <office:forms form:automatic-focus="false" form:apply-design-mode="false"/>
        <draw:frame presentation:style-name="pr6" draw:text-style-name="P11" draw:layer="layout" svg:width="25.199cm" svg:height="13.5cm" svg:x="1.4cm" svg:y="1cm" presentation:class="title" presentation:user-transformed="true">
          <draw:text-box>
            <text:p><text:span text:style-name="T6">MÜMPFELI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Gentium Basic" svg:font-family="'Gentium Basic'" style:font-pitch="variable"/>
    <style:font-face style:name="Gentium Basic1" svg:font-family="'Gentium Basic'" style:font-adornments="Regular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style-name="Regular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a1f08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Gentium Basic" fo:font-family="'Gentium Basic'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entium Basic1" fo:font-family="'Gentium Basic'" style:font-style-name="Regular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Gentium Book Basic" fo:font-family="'Gentium Book Basic'" style:font-pitch="variable" fo:font-size="40pt" fo:font-style="normal" fo:text-shadow="none" style:text-underline-style="none" fo:font-weight="bold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a1f08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257cm" svg:x="1.4cm" svg:y="1cm" presentation:class="title" presentation:placeholder="true">
        <draw:text-box/>
      </draw:frame>
      <draw:frame presentation:style-name="Default-outline1" draw:layer="backgroundobjects" svg:width="25.199cm" svg:height="10.315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muel Hafen</meta:initial-creator>
    <meta:creation-date>2025-07-08T10:51:59.895851066</meta:creation-date>
    <dc:date>2025-08-11T14:20:39.026500527</dc:date>
    <dc:creator>Samuel Hafen</dc:creator>
    <meta:editing-duration>PT3H13M10S</meta:editing-duration>
    <meta:editing-cycles>8</meta:editing-cycles>
    <meta:generator>LibreOffice/7.6.6.3$MacOSX_X86_64 LibreOffice_project/d97b2716a9a4a2ce1391dee1765565ea469b0ae7</meta:generator>
    <meta:document-statistic meta:object-count="62"/>
  </office:meta>
</office:document-meta>
</file>